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rier" svg:font-family="Courrier"/>
    <style:font-face style:name="Courier" svg:font-family="Courie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ourier New1" svg:font-family="'Courier New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">
      <style:table-properties style:width="10in" style:page-number="0" table:align="margins" style:writing-mode="lr-tb"/>
    </style:style>
    <style:style style:name="Table1.A" style:family="table-column">
      <style:table-column-properties style:column-width="10in" style:rel-column-width="65535*"/>
    </style:style>
    <style:style style:name="Table1.A1" style:family="table-cell">
      <style:table-cell-properties fo:padding="0.0382in" fo:border="0.0007in solid #000000"/>
    </style:style>
    <style:style style:name="Table2" style:family="table">
      <style:table-properties style:width="10in" table:align="margins" style:writing-mode="lr-tb"/>
    </style:style>
    <style:style style:name="Table2.A" style:family="table-column">
      <style:table-column-properties style:column-width="10in" style:rel-column-width="65535*"/>
    </style:style>
    <style:style style:name="Table2.A1" style:family="table-cell">
      <style:table-cell-properties fo:padding="0.0382in" fo:border="0.0007in solid #000000"/>
    </style:style>
    <style:style style:name="Table9" style:family="table">
      <style:table-properties style:width="2.9917in" table:align="left" style:writing-mode="lr-tb"/>
    </style:style>
    <style:style style:name="Table9.A" style:family="table-column">
      <style:table-column-properties style:column-width="2.9917in"/>
    </style:style>
    <style:style style:name="Table9.A1" style:family="table-cell">
      <style:table-cell-properties fo:padding="0.0382in" fo:border="0.0007in solid #000000"/>
    </style:style>
    <style:style style:name="Table4" style:family="table">
      <style:table-properties style:width="2.9833in" table:align="left" style:writing-mode="lr-tb"/>
    </style:style>
    <style:style style:name="Table4.A" style:family="table-column">
      <style:table-column-properties style:column-width="2.9833in"/>
    </style:style>
    <style:style style:name="Table4.A1" style:family="table-cell">
      <style:table-cell-properties fo:padding="0.0382in" fo:border="0.0007in solid #000000"/>
    </style:style>
    <style:style style:name="Table7" style:family="table">
      <style:table-properties style:width="2.9833in" table:align="left" style:writing-mode="lr-tb"/>
    </style:style>
    <style:style style:name="Table7.A" style:family="table-column">
      <style:table-column-properties style:column-width="2.9833in"/>
    </style:style>
    <style:style style:name="Table7.A1" style:family="table-cell">
      <style:table-cell-properties fo:padding="0.0382in" fo:border="0.0007in solid #000000"/>
    </style:style>
    <style:style style:name="Table5" style:family="table">
      <style:table-properties style:width="3.7604in" table:align="left" style:writing-mode="lr-tb"/>
    </style:style>
    <style:style style:name="Table5.A" style:family="table-column">
      <style:table-column-properties style:column-width="3.7604in"/>
    </style:style>
    <style:style style:name="Table5.A1" style:family="table-cell">
      <style:table-cell-properties fo:padding="0.0382in" fo:border="0.0007in solid #000000"/>
    </style:style>
    <style:style style:name="Table6" style:family="table">
      <style:table-properties style:width="3.7604in" table:align="left" style:writing-mode="lr-tb"/>
    </style:style>
    <style:style style:name="Table6.A" style:family="table-column">
      <style:table-column-properties style:column-width="3.7604in"/>
    </style:style>
    <style:style style:name="Table6.A1" style:family="table-cell">
      <style:table-cell-properties fo:padding="0.0382in" fo:border="0.0007in solid #000000"/>
    </style:style>
    <style:style style:name="Table3" style:family="table">
      <style:table-properties style:width="3.7688in" table:align="left" style:writing-mode="lr-tb"/>
    </style:style>
    <style:style style:name="Table3.A" style:family="table-column">
      <style:table-column-properties style:column-width="3.7688in"/>
    </style:style>
    <style:style style:name="Table3.A1" style:family="table-cell">
      <style:table-cell-properties fo:padding="0.0382in" fo:border="0.0007in solid #000000"/>
    </style:style>
    <style:style style:name="P1" style:family="paragraph" style:parent-style-name="Standard">
      <style:paragraph-properties fo:margin-top="0in" fo:margin-bottom="0in"/>
    </style:style>
    <style:style style:name="P2" style:family="paragraph" style:parent-style-name="Standard">
      <style:paragraph-properties fo:margin-top="0in" fo:margin-bottom="0in"/>
      <style:text-properties style:font-name="Arial1" fo:font-size="12pt" fo:font-weight="bold" style:font-name-asian="Times New Roman" style:font-size-asian="12pt" style:language-asian="fr" style:country-asian="CA" style:font-weight-asian="bold" style:font-name-complex="Arial2" style:font-size-complex="12pt" style:font-weight-complex="bold"/>
    </style:style>
    <style:style style:name="P3" style:family="paragraph" style:parent-style-name="Standard">
      <style:paragraph-properties fo:margin-top="0in" fo:margin-bottom="0in"/>
      <style:text-properties fo:font-size="16pt" fo:font-weight="bold" style:font-size-asian="16pt" style:font-weight-asian="bold" style:font-name-complex="Courier New1" style:font-size-complex="16pt"/>
    </style:style>
    <style:style style:name="P4" style:family="paragraph" style:parent-style-name="Standard">
      <style:paragraph-properties fo:margin-top="0in" fo:margin-bottom="0in"/>
      <style:text-properties style:font-name-complex="Courier New1"/>
    </style:style>
    <style:style style:name="P5" style:family="paragraph" style:parent-style-name="Standard">
      <style:paragraph-properties fo:margin-top="0in" fo:margin-bottom="0in"/>
      <style:text-properties fo:font-size="12pt" fo:font-weight="bold" style:font-size-asian="12pt" style:font-weight-asian="bold" style:font-name-complex="Courier New1" style:font-size-complex="12pt"/>
    </style:style>
    <style:style style:name="P6" style:family="paragraph" style:parent-style-name="Standard">
      <style:paragraph-properties fo:margin-top="0in" fo:margin-bottom="0in"/>
      <style:text-properties fo:font-weight="bold" style:font-weight-asian="bold" style:font-name-complex="Courier New1"/>
    </style:style>
    <style:style style:name="P7" style:family="paragraph" style:parent-style-name="Standard">
      <style:paragraph-properties fo:margin-top="0in" fo:margin-bottom="0in"/>
      <style:text-properties style:font-name="Courrier"/>
    </style:style>
    <style:style style:name="P8" style:family="paragraph" style:parent-style-name="Standard">
      <style:paragraph-properties fo:margin-top="0in" fo:margin-bottom="0in"/>
      <style:text-properties style:font-name="Courrier" fo:font-style="italic" fo:font-weight="normal" style:font-style-asian="italic" style:font-weight-asian="normal" style:font-style-complex="italic" style:font-weight-complex="normal"/>
    </style:style>
    <style:style style:name="P9" style:family="paragraph" style:parent-style-name="Table_20_Contents">
      <style:paragraph-properties fo:margin-top="0in" fo:margin-bottom="0in"/>
    </style:style>
    <style:style style:name="P10" style:family="paragraph" style:parent-style-name="Table_20_Contents">
      <style:paragraph-properties fo:margin-top="0in" fo:margin-bottom="0in"/>
      <style:text-properties style:font-name="Courier" fo:font-size="9pt" style:font-name-asian="Times New Roman" style:font-size-asian="9pt" style:font-name-complex="Arial2" style:font-size-complex="9pt"/>
    </style:style>
    <style:style style:name="P11" style:family="paragraph" style:parent-style-name="Table_20_Contents">
      <style:paragraph-properties fo:margin-top="0in" fo:margin-bottom="0in"/>
      <style:text-properties style:text-underline-style="solid" style:text-underline-width="auto" style:text-underline-color="font-color"/>
    </style:style>
    <style:style style:name="P12" style:family="paragraph" style:parent-style-name="Table_20_Contents">
      <style:paragraph-properties fo:margin-top="0in" fo:margin-bottom="0in"/>
      <style:text-properties style:font-name="Courrier"/>
    </style:style>
    <style:style style:name="P13" style:family="paragraph" style:parent-style-name="Standard">
      <style:paragraph-properties fo:margin-top="0in" fo:margin-bottom="0in" fo:padding-left="0in" fo:padding-right="0in" fo:padding-top="0in" fo:padding-bottom="0.0138in" fo:border-left="none" fo:border-right="none" fo:border-top="none" fo:border-bottom="0.0102in solid #00000a"/>
      <style:text-properties fo:font-size="12pt" fo:font-weight="bold" style:font-size-asian="12pt" style:font-weight-asian="bold" style:font-name-complex="Courier New1" style:font-size-complex="12pt"/>
    </style:style>
    <style:style style:name="P14" style:family="paragraph" style:parent-style-name="Standard">
      <style:paragraph-properties fo:margin-left="0.9835in" fo:margin-right="0in" fo:margin-top="0in" fo:margin-bottom="0in" fo:text-indent="0in" style:auto-text-indent="false"/>
      <style:text-properties style:font-name-complex="Courier New1"/>
    </style:style>
    <style:style style:name="P15" style:family="paragraph" style:parent-style-name="Standard">
      <style:paragraph-properties fo:margin-left="0.7417in" fo:margin-right="0in" fo:margin-top="0in" fo:margin-bottom="0in" fo:text-indent="0.4917in" style:auto-text-indent="false"/>
    </style:style>
    <style:style style:name="P16" style:family="paragraph" style:parent-style-name="Standard">
      <style:paragraph-properties fo:margin-left="1.2335in" fo:margin-right="0in" fo:margin-top="0in" fo:margin-bottom="0in" fo:text-indent="0in" style:auto-text-indent="false"/>
    </style:style>
    <style:style style:name="P17" style:family="paragraph" style:parent-style-name="Table_20_Contents">
      <style:paragraph-properties fo:margin-left="0in" fo:margin-right="0in" fo:margin-top="0in" fo:margin-bottom="0in" fo:line-height="50%" fo:orphans="0" fo:widows="0" fo:text-indent="0in" style:auto-text-indent="true"/>
      <style:text-properties style:font-name="Courier" fo:font-size="9pt" style:font-size-asian="9pt" style:font-name-complex="Courier New1" style:font-size-complex="9pt"/>
    </style:style>
    <style:style style:name="P18" style:family="paragraph" style:parent-style-name="Table_20_Contents">
      <style:paragraph-properties fo:margin-left="0in" fo:margin-right="0in" fo:margin-top="0in" fo:margin-bottom="0in" fo:line-height="50%" fo:orphans="0" fo:widows="0" fo:text-indent="0in" style:auto-text-indent="true"/>
      <style:text-properties fo:font-size="16pt" style:font-size-asian="16pt" style:font-name-complex="Courier New1" style:font-size-complex="16pt"/>
    </style:style>
    <style:style style:name="P19" style:family="paragraph" style:parent-style-name="Standard">
      <style:paragraph-properties fo:margin-left="0.4917in" fo:margin-right="0in" fo:margin-top="0in" fo:margin-bottom="0in" fo:text-indent="0in" style:auto-text-indent="false"/>
      <style:text-properties style:font-name-complex="Courier New1"/>
    </style:style>
    <style:style style:name="P20" style:family="paragraph" style:parent-style-name="List_20_Paragraph" style:list-style-name="L1">
      <style:paragraph-properties fo:margin-top="0in" fo:margin-bottom="0in"/>
      <style:text-properties fo:font-weight="bold" style:font-weight-asian="bold" style:font-name-complex="Courier New1"/>
    </style:style>
    <style:style style:name="P21" style:family="paragraph" style:parent-style-name="Table_20_Contents">
      <style:paragraph-properties fo:margin-top="0in" fo:margin-bottom="0in"/>
      <style:text-properties style:font-name="Courrier"/>
    </style:style>
    <style:style style:name="P22" style:family="paragraph" style:parent-style-name="Table_20_Contents">
      <style:paragraph-properties fo:margin-top="0in" fo:margin-bottom="0in"/>
      <style:text-properties style:font-name="Courrier" style:text-underline-style="none"/>
    </style:style>
    <style:style style:name="P23" style:family="paragraph" style:parent-style-name="Standard" style:master-page-name="Standard">
      <style:paragraph-properties fo:margin-top="0in" fo:margin-bottom="0in" style:page-number="auto"/>
      <style:text-properties fo:font-size="16pt" fo:font-weight="bold" style:font-size-asian="16pt" style:font-weight-asian="bold" style:font-name-complex="Courier New1" style:font-size-complex="16pt"/>
    </style:style>
    <style:style style:name="P24" style:family="paragraph" style:parent-style-name="Standard">
      <style:paragraph-properties fo:margin-top="0in" fo:margin-bottom="0in"/>
    </style:style>
    <style:style style:name="T1" style:family="text">
      <style:text-properties fo:font-weight="bold" style:font-weight-asian="bold" style:font-name-complex="Courier New1"/>
    </style:style>
    <style:style style:name="T2" style:family="text">
      <style:text-properties fo:font-weight="bold" style:font-weight-asian="bold" style:font-name-complex="Courier New1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complex="Courier New1"/>
    </style:style>
    <style:style style:name="T5" style:family="text">
      <style:text-properties fo:font-size="12pt" fo:font-weight="bold" style:font-size-asian="12pt" style:font-weight-asian="bold" style:font-name-complex="Courier New1" style:font-size-complex="12pt"/>
    </style:style>
    <style:style style:name="T6" style:family="text">
      <style:text-properties style:font-name="Courier New" fo:font-size="9pt" style:font-size-asian="9pt" style:font-name-complex="Courier New1" style:font-size-complex="9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name-complex="Courier New1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Courrier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Première partie du TP3 ( C++ ) – INF 2170 gr 10</text:p>
      <text:p text:style-name="P5">Équipe G 16</text:p>
      <text:p text:style-name="P1"><text:span text:style-name="T5">Martin Valiquette </text:span><text:span text:style-name="T6">(VALM13037400)</text:span><text:span text:style-name="T5"> &amp; Olivier Viera </text:span><text:span text:style-name="T6">(VIEP12058605)</text:span></text:p>
      <text:p text:style-name="P13">14 avril 2009</text:p>
      <text:p text:style-name="P2"/>
      <text:p text:style-name="P2">tp3.cpp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7">#include &lt;iostream&gt; </text:p>
            <text:p text:style-name="P17">#include &lt;fstream&gt; </text:p>
            <text:p text:style-name="P17">#include "tp3.h" </text:p>
            <text:p text:style-name="P17"/>
            <text:p text:style-name="P17">#define FILENAME "fichier.txt" // Fichier a utiliser </text:p>
            <text:p text:style-name="P17"/>
            <text:p text:style-name="P17">using namespace std; </text:p>
            <text:p text:style-name="P17"/>
            <text:p text:style-name="P17"/>
            <text:p text:style-name="P17"/>
            <text:p text:style-name="P17">int main() { </text:p>
            <text:p text:style-name="P17"><text:tab/>char * mot; </text:p>
            <text:p text:style-name="P17"><text:tab/>char motc; </text:p>
            <text:p text:style-name="P17"><text:tab/>int fsize, i; </text:p>
            <text:p text:style-name="P17"><text:tab/>PtrNoeud premier = new NoeudArbre; </text:p>
            <text:p text:style-name="P17"><text:tab/>if (!verifierFichier((char *)FILENAME, fsize)) { </text:p>
            <text:p text:style-name="P17"><text:tab/><text:tab/>cout &lt;&lt; "Fichier invalide" &lt;&lt; endl; </text:p>
            <text:p text:style-name="P17"><text:tab/><text:tab/>fEntree.close(); </text:p>
            <text:p text:style-name="P17"><text:tab/><text:tab/>return 0; </text:p>
            <text:p text:style-name="P17"><text:tab/>} </text:p>
            <text:p text:style-name="P17"><text:tab/>if (fsize &gt; LONGUEURTAMPON) </text:p>
            <text:p text:style-name="P17"><text:tab/><text:tab/>cout &lt;&lt; "Le fichier contient plus de caracteres que le maximum (" &lt;&lt; LONGUEURTAMPON &lt;&lt; ")" &lt;&lt; endl; </text:p>
            <text:p text:style-name="P17"><text:tab/>ProchainMot(mot); </text:p>
            <text:p text:style-name="P17"><text:tab/>do { </text:p>
            <text:p text:style-name="P17"><text:tab/><text:tab/>premier-&gt;mot = mot; </text:p>
            <text:p text:style-name="P17"><text:tab/><text:tab/>premier-&gt;compte = 1; </text:p>
            <text:p text:style-name="P17"><text:tab/><text:tab/>premier-&gt;droite = NULL; </text:p>
            <text:p text:style-name="P17"><text:tab/><text:tab/>premier-&gt;gauche = NULL; </text:p>
            <text:p text:style-name="P17"><text:tab/><text:tab/>motc = mot[0]; </text:p>
            <text:p text:style-name="P17"><text:tab/>} </text:p>
            <text:p text:style-name="P17"><text:tab/>while (motc == 0 &amp;&amp; ProchainMot(mot) != -1); </text:p>
            <text:p text:style-name="P17"/>
            <text:p text:style-name="P17"><text:tab/>while((i = ProchainMot(mot)) != 1) { </text:p>
            <text:p text:style-name="P17"><text:tab/><text:tab/>motc = mot[0]; </text:p>
            <text:p text:style-name="P17"><text:tab/><text:tab/>if ((int)motc != 0) </text:p>
            <text:p text:style-name="P17"><text:tab/><text:tab/><text:tab/>Inserer(mot, premier); </text:p>
            <text:p text:style-name="P17"><text:tab/>} </text:p>
            <text:p text:style-name="P17"><text:tab/>Afficher(premier); </text:p>
            <text:p text:style-name="P17"/>
            <text:p text:style-name="P17"><text:tab/>return 0; </text:p>
            <text:p text:style-name="P17">} </text:p>
            <text:p text:style-name="P17"/>
            <text:p text:style-name="P17"><text:soft-page-break/>// Cette methode verifie que le fichier existe, qu'il contienne des caractere valide et qu'il a un taille &gt; 0 </text:p>
            <text:p text:style-name="P17">bool verifierFichier(char * fichier, int &amp;size) { </text:p>
            <text:p text:style-name="P17"><text:tab/>bool found = false; </text:p>
            <text:p text:style-name="P17"><text:tab/>unsigned char carac; </text:p>
            <text:p text:style-name="P17"><text:tab/> </text:p>
            <text:p text:style-name="P17"><text:tab/>fEntree.open(fichier, ios::in); </text:p>
            <text:p text:style-name="P17"><text:tab/>fEntree.seekg(0, ios_base::end); </text:p>
            <text:p text:style-name="P17"><text:tab/>size = fEntree.tellg(); </text:p>
            <text:p text:style-name="P17"><text:tab/>fEntree.seekg(0, ios_base::beg); </text:p>
            <text:p text:style-name="P17"><text:tab/> </text:p>
            <text:p text:style-name="P17"><text:tab/>while (fEntree.tellg() &lt; size &amp;&amp; !found) <text:s/>{ </text:p>
            <text:p text:style-name="P17"><text:tab/><text:tab/>carac = fEntree.get(); </text:p>
            <text:p text:style-name="P17"><text:tab/><text:tab/>bool valide = (carac &gt;= 'A' &amp;&amp; carac &lt;= 'Z')|| </text:p>
            <text:p text:style-name="P17"><text:tab/><text:tab/><text:tab/>(carac &gt;= 'a' &amp;&amp; carac &lt;= 'z')||carac =='-'|| </text:p>
            <text:p text:style-name="P17"><text:tab/><text:tab/><text:tab/>(carac &gt;= '0' &amp;&amp; carac &lt;= '9'); </text:p>
            <text:p text:style-name="P17"><text:tab/><text:tab/>if (valide) { // Il y a minimum UN caractere valide </text:p>
            <text:p text:style-name="P17"><text:tab/><text:tab/><text:tab/>found = true; </text:p>
            <text:p text:style-name="P17"><text:tab/><text:tab/><text:tab/>fEntree.seekg(0, ios_base::beg); </text:p>
            <text:p text:style-name="P17"><text:tab/><text:tab/>} </text:p>
            <text:p text:style-name="P17"><text:tab/>} </text:p>
            <text:p text:style-name="P17"><text:tab/>return found; </text:p>
            <text:p text:style-name="P17"><text:tab/><text:tab/> </text:p>
            <text:p text:style-name="P17"/>
            <text:p text:style-name="P17">} </text:p>
            <text:p text:style-name="P17">int Comparaison(char *Mot1, char *Mot2) // Comparer deux mots du tampon global. </text:p>
            <text:p text:style-name="P17">{ </text:p>
            <text:p text:style-name="P17"><text:tab/>int i = 0; </text:p>
            <text:p text:style-name="P17"><text:tab/>int j = 0; </text:p>
            <text:p text:style-name="P17"><text:tab/>while(true){ </text:p>
            <text:p text:style-name="P17"><text:tab/><text:tab/>if(Mot1[i] != Mot2[j]) <text:s text:c="7"/>// non identiques </text:p>
            <text:p text:style-name="P17"><text:tab/><text:tab/><text:tab/>if(Mot1[i] &lt; Mot2[j]) </text:p>
            <text:p text:style-name="P17"><text:tab/><text:tab/><text:tab/><text:tab/>return -1; <text:s text:c="15"/>// plus petit </text:p>
            <text:p text:style-name="P17"><text:tab/><text:tab/><text:tab/>else </text:p>
            <text:p text:style-name="P17"><text:tab/><text:tab/><text:tab/><text:tab/>return 1; <text:s text:c="16"/>// plus grand </text:p>
            <text:p text:style-name="P17"><text:tab/><text:tab/>else if(Mot1[i] == FINCHAINE) </text:p>
            <text:p text:style-name="P17"><text:tab/><text:tab/><text:tab/>return 0; <text:s text:c="18"/>// identiques </text:p>
            <text:p text:style-name="P17"><text:tab/><text:tab/>i++; j++; </text:p>
            <text:p text:style-name="P17"><text:tab/>} </text:p>
            <text:p text:style-name="P17">} // Comparaison; </text:p>
            <text:p text:style-name="P17"/>
            <text:p text:style-name="P17">bool Chercher(char * Mot, PtrNoeud Arbre) // Chercher un élément dans l'arbre </text:p>
            <text:p text:style-name="P17">{ </text:p>
            <text:p text:style-name="P17"><text:tab/>int compar; </text:p>
            <text:p text:style-name="P17"><text:tab/>if(Arbre == NULL) </text:p>
            <text:p text:style-name="P17"><text:tab/><text:tab/>return false; </text:p>
            <text:p text:style-name="P17"><text:tab/>else{ </text:p>
            <text:p text:style-name="P17"><text:tab/><text:tab/>compar = Comparaison(Mot, Arbre-&gt;mot); </text:p>
            <text:p text:style-name="P17"><text:tab/><text:tab/>if(compar == -1) </text:p>
            <text:p text:style-name="P17"><text:tab/><text:tab/><text:tab/>return Chercher(Mot, Arbre-&gt;gauche); </text:p>
            <text:p text:style-name="P17"><text:tab/><text:tab/>else if(compar == 1) </text:p>
            <text:p text:style-name="P17"><text:tab/><text:tab/><text:tab/>return Chercher(Mot, Arbre-&gt;droite); </text:p>
            <text:p text:style-name="P17"><text:tab/><text:tab/>else if(compar == 0) </text:p>
            <text:p text:style-name="P17"><text:soft-page-break/><text:tab/><text:tab/><text:tab/>return true; </text:p>
            <text:p text:style-name="P17"><text:tab/>} </text:p>
            <text:p text:style-name="P17"><text:tab/>return false; </text:p>
            <text:p text:style-name="P17">}// Chercher </text:p>
            <text:p text:style-name="P17"/>
            <text:p text:style-name="P17"/>
            <text:p text:style-name="P17"/>
            <text:p text:style-name="P17">void Inserer(char * Mot, PtrNoeud &amp; Arbre) // insérer un élément dans l'arbre </text:p>
            <text:p text:style-name="P17">{ </text:p>
            <text:p text:style-name="P17"><text:tab/>if(Arbre == NULL){ </text:p>
            <text:p text:style-name="P17"><text:tab/><text:tab/>Arbre = new NoeudArbre; <text:s text:c="3"/>// nouveau noeud rattaché à l’arbre </text:p>
            <text:p text:style-name="P17"><text:tab/><text:tab/>Arbre-&gt;mot = Mot; <text:s text:c="9"/>// adresse du mot </text:p>
            <text:p text:style-name="P17"><text:tab/><text:tab/>Arbre-&gt;compte = 1; <text:s text:c="8"/>// première occurrence </text:p>
            <text:p text:style-name="P17"><text:tab/><text:tab/>Arbre-&gt;gauche = NULL; <text:s text:c="5"/>// pas de descendant gauche </text:p>
            <text:p text:style-name="P17"><text:tab/><text:tab/>Arbre-&gt;droite = NULL; <text:s text:c="5"/>// pas de descendant droit </text:p>
            <text:p text:style-name="P17"><text:tab/>} </text:p>
            <text:p text:style-name="P17"><text:tab/>else </text:p>
            <text:p text:style-name="P17"><text:tab/><text:tab/>if(Comparaison(Mot, Arbre-&gt;mot) == -1) // + petit, à gauche </text:p>
            <text:p text:style-name="P17"><text:tab/><text:tab/><text:tab/>Inserer(Mot, Arbre-&gt;gauche); </text:p>
            <text:p text:style-name="P17"><text:tab/><text:tab/>else </text:p>
            <text:p text:style-name="P17"><text:tab/><text:tab/><text:tab/>if(Comparaison(Mot, Arbre-&gt;mot) == 1)// + grand, à droite </text:p>
            <text:p text:style-name="P17"><text:tab/><text:tab/><text:tab/><text:tab/>Inserer(Mot, Arbre-&gt;droite); </text:p>
            <text:p text:style-name="P17"><text:tab/><text:tab/><text:tab/>else </text:p>
            <text:p text:style-name="P17"><text:tab/><text:tab/><text:tab/><text:tab/>Arbre-&gt;compte++; // déjà là, mise à jour compteur </text:p>
            <text:p text:style-name="P17">}// Inserer </text:p>
            <text:p text:style-name="P17"/>
            <text:p text:style-name="P17"/>
            <text:p text:style-name="P17"/>
            <text:p text:style-name="P17">int ProchainMot(char * &amp;Mot) </text:p>
            <text:p text:style-name="P17">{ </text:p>
            <text:p text:style-name="P17"><text:s text:c="8"/>int fdf; </text:p>
            <text:p text:style-name="P17"><text:tab/>bool nonEspace = false; </text:p>
            <text:p text:style-name="P17"><text:s text:c="8"/>Mot = &amp;Tampon[IndexTamp]; </text:p>
            <text:p text:style-name="P17"><text:s text:c="8"/>bool valide; </text:p>
            <text:p text:style-name="P17"><text:s text:c="8"/>unsigned char carac; </text:p>
            <text:p text:style-name="P17"><text:s text:c="8"/>do </text:p>
            <text:p text:style-name="P17"><text:s text:c="8"/>{ </text:p>
            <text:p text:style-name="P17"><text:tab/><text:tab/>carac = fEntree.get(); </text:p>
            <text:p text:style-name="P17"><text:tab/><text:tab/> </text:p>
            <text:p text:style-name="P17"><text:s text:c="16"/>if(!fEntree.eof()){ </text:p>
            <text:p text:style-name="P17"><text:s text:c="24"/>fdf = 0; </text:p>
            <text:p text:style-name="P17"><text:s text:c="24"/>valide = (carac &gt;= 'A' &amp;&amp; carac &lt;= 'Z')|| </text:p>
            <text:p text:style-name="P17"><text:s text:c="32"/>(carac &gt;= 'a' &amp;&amp; carac &lt;= 'z')||carac =='-'|| </text:p>
            <text:p text:style-name="P17"><text:tab/><text:tab/><text:tab/><text:tab/>(carac &gt;= '0' &amp;&amp; carac &lt;= '9'); </text:p>
            <text:p text:style-name="P17"><text:tab/><text:tab/> </text:p>
            <text:p text:style-name="P17"><text:s text:c="24"/>if(valide){ </text:p>
            <text:p text:style-name="P17"><text:s text:c="32"/>Tampon[IndexTamp] = carac; </text:p>
            <text:p text:style-name="P17"><text:s text:c="32"/>IndexTamp++; </text:p>
            <text:p text:style-name="P17"><text:s text:c="24"/>}else{ </text:p>
            <text:p text:style-name="P17"><text:s text:c="32"/>Tampon[IndexTamp] = 0; </text:p>
            <text:p text:style-name="P17"><text:s text:c="32"/>IndexTamp++; </text:p>
            <text:p text:style-name="P17"><text:s text:c="24"/>} </text:p>
            <text:p text:style-name="P17"><text:soft-page-break/><text:s text:c="16"/>}else{ </text:p>
            <text:p text:style-name="P17"><text:s text:c="24"/>Tampon[IndexTamp] = 0; </text:p>
            <text:p text:style-name="P17"><text:s text:c="24"/>IndexTamp++; </text:p>
            <text:p text:style-name="P17"><text:s text:c="24"/>fdf = 1; </text:p>
            <text:p text:style-name="P17"><text:s text:c="16"/>} </text:p>
            <text:p text:style-name="P17"><text:s text:c="8"/>} </text:p>
            <text:p text:style-name="P17"><text:s text:c="8"/>while(valide &amp;&amp; fdf == 0); </text:p>
            <text:p text:style-name="P17"/>
            <text:p text:style-name="P17"><text:s text:c="8"/>return fdf; </text:p>
            <text:p text:style-name="P17">} </text:p>
            <text:p text:style-name="P17"/>
            <text:p text:style-name="P17"/>
            <text:p text:style-name="P17"/>
            <text:p text:style-name="P17">void Afficher(PtrNoeud Arbre) // traversée infixe </text:p>
            <text:p text:style-name="P17">{ </text:p>
            <text:p text:style-name="P17"><text:tab/>if(Arbre != NULL){ </text:p>
            <text:p text:style-name="P17"><text:tab/><text:tab/>Afficher(Arbre-&gt;gauche); </text:p>
            <text:p text:style-name="P17"><text:tab/><text:tab/>cout &lt;&lt; Arbre-&gt;mot &lt;&lt; " utilisé " &lt;&lt; Arbre-&gt;compte &lt;&lt; " fois." &lt;&lt; endl; </text:p>
            <text:p text:style-name="P17"><text:tab/><text:tab/>Afficher(Arbre-&gt;droite); </text:p>
            <text:p text:style-name="P17"><text:tab/>} </text:p>
            <text:p text:style-name="P17">}// Afficher </text:p>
            <text:p text:style-name="P18"/>
          </table:table-cell>
        </table:table-row>
      </table:table>
      <text:p text:style-name="P2">tp3.h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0">using namespace std; </text:p>
            <text:p text:style-name="P10"/>
            <text:p text:style-name="P10">const int LONGUEURTAMPON = 20000; </text:p>
            <text:p text:style-name="P10">const char FINCHAINE = 0; </text:p>
            <text:p text:style-name="P10">char Tampon[LONGUEURTAMPON]; // tampon de mots global </text:p>
            <text:p text:style-name="P10">int IndexTamp = 0; <text:s text:c="10"/>// index global du tampon global </text:p>
            <text:p text:style-name="P10"/>
            <text:p text:style-name="P10">ifstream fEntree; <text:s text:c="11"/>// fichier d'entrée global </text:p>
            <text:p text:style-name="P10"/>
            <text:p text:style-name="P10">struct NoeudArbre; </text:p>
            <text:p text:style-name="P10">typedef NoeudArbre *PtrNoeud; </text:p>
            <text:p text:style-name="P10">struct NoeudArbre{char * mot; <text:s text:c="8"/>// adresse du mot </text:p>
            <text:p text:style-name="P10"><text:s text:c="19"/>int compte; <text:s text:c="7"/>// nombre d’apparitions du mot </text:p>
            <text:p text:style-name="P10"><text:s text:c="19"/>PtrNoeud gauche; <text:s text:c="2"/>// pointeur gauche </text:p>
            <text:p text:style-name="P10"><text:s text:c="19"/>PtrNoeud droite;}; // pointeur droit </text:p>
            <text:p text:style-name="P10"/>
            <text:p text:style-name="P10">int ProchainMot(char * &amp;Mot); </text:p>
            <text:p text:style-name="P10">void Inserer(char * Mot, PtrNoeud &amp; Arbre); </text:p>
            <text:p text:style-name="P10">bool Chercher(char * Mot, PtrNoeud Arbre); </text:p>
            <text:p text:style-name="P10">int Comparaison(char *Mot1, char *Mot2); </text:p>
            <text:p text:style-name="P10">void Afficher(PtrNoeud Arbre); </text:p>
            <text:p text:style-name="P10">bool verifierFichier(char * fichier, int &amp;size);</text:p>
          </table:table-cell>
        </table:table-row>
      </table:table>
      <text:p text:style-name="P2"><text:soft-page-break/></text:p>
      <text:p text:style-name="P2"/>
      <text:p text:style-name="P3">Première partie du TP3 ( C++ ) – INF 2170 gr 10</text:p>
      <text:p text:style-name="P5">Équipe G 16</text:p>
      <text:p text:style-name="P5">Martin Valiquette &amp; Olivier Viera</text:p>
      <text:p text:style-name="P13">14 avril 2009</text:p>
      <text:p text:style-name="P3"/>
      <text:p text:style-name="P3">Stratégie de vérification</text:p>
      <text:p text:style-name="P6">Validation de données :</text:p>
      <text:p text:style-name="P19">Le ficher lu est d’un maximum de 20000 caractères. Le programme divise le texte en mots, ces mots peuvent comprendre des accents (pour la version Assembleur seulement).</text:p>
      <text:p text:style-name="P14"/>
      <text:p text:style-name="P6">Divers cas de donnée :</text:p>
      <text:list xml:id="list1548477341" text:style-name="L1">
        <text:list-item>
          <text:p text:style-name="P20">Fichier au-delà de longueur maximale</text:p>
        </text:list-item>
      </text:list>
      <text:p text:style-name="P15"><text:span text:style-name="T1">Condition</text:span><text:span text:style-name="T4"> : Un fichier contenant plus de 20 000 caractères est analysé. </text:span></text:p>
      <text:p text:style-name="P16"><text:span text:style-name="T1">Résultat</text:span><text:span text:style-name="T4"> : Le programme dira que le fichier contient plus que le maximum, mais il continue.</text:span></text:p>
      <text:list xml:id="list1767060267" text:continue-numbering="true" text:style-name="L1">
        <text:list-item>
          <text:p text:style-name="P20">Fichier vide</text:p>
        </text:list-item>
      </text:list>
      <text:p text:style-name="P16"><text:span text:style-name="T1">Condition : </text:span><text:span text:style-name="T4">Un fichier de 0 caractères est analysé.</text:span><text:span text:style-name="T1"> </text:span></text:p>
      <text:p text:style-name="P16"><text:span text:style-name="T1">Résultat : </text:span><text:span text:style-name="T9">Une erreur est affichée et le programme s'arrête.</text:span></text:p>
      <text:list xml:id="list1722827108" text:continue-numbering="true" text:style-name="L1">
        <text:list-item>
          <text:p text:style-name="P20">Cas de routine</text:p>
        </text:list-item>
      </text:list>
      <text:p text:style-name="P16"><text:span text:style-name="T1">Condition</text:span><text:span text:style-name="T4"> : Un fichier de bonne longueur est analysé.</text:span></text:p>
      <text:p text:style-name="P16"><text:span text:style-name="T1">Résultat</text:span><text:span text:style-name="T4"> : Les mots sont placés dans l’arbre correctement en ordre alphabétique et le nombre d’occurrences des mots est augmenté correctement.</text:span></text:p>
      <text:list xml:id="list921659888" text:continue-numbering="true" text:style-name="L1">
        <text:list-item>
          <text:p text:style-name="P20">Bonne division des mots</text:p>
        </text:list-item>
      </text:list>
      <text:p text:style-name="P16"><text:span text:style-name="T1">Condition</text:span><text:span text:style-name="T4"> : Du texte avec des accents est analysé. </text:span></text:p>
      <text:p text:style-name="P16"><text:span text:style-name="T1">Résultat</text:span><text:span text:style-name="T4"> : Les mots sont correctement extraits du texte </text:span><text:span text:style-name="T2">(Version Assembleur seulement)</text:span></text:p>
      <text:list xml:id="list1520853503" text:continue-numbering="true" text:style-name="L1">
        <text:list-item>
          <text:p text:style-name="P20">Bonne division des mots</text:p>
        </text:list-item>
      </text:list>
      <text:p text:style-name="P16"><text:span text:style-name="T1">Condition</text:span><text:span text:style-name="T4"> : Des chiffres sont inclus dans le texte. </text:span></text:p>
      <text:p text:style-name="P16"><text:span text:style-name="T1">Résultat</text:span><text:span text:style-name="T4"> : Les chiffres sont inclus dans l’arbre.</text:span></text:p>
      <text:p text:style-name="P4"/>
      <text:p text:style-name="P3"/>
      <text:p text:style-name="P3"/>
      <text:p text:style-name="P3">Preuves de tests </text:p>
      <text:p text:style-name="P1"><text:soft-page-break/></text:p>
      <text:section text:style-name="Sect1" text:name="Section1">
        <text:p text:style-name="P1">Cas 1: Exécution normale<text:tab/>.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9"><text:span text:style-name="T7">Contenu du fichier</text:span>: </text:p>
              <text:p text:style-name="P9">abc def ghi jkl mno pqr stu vwx yz </text:p>
              <text:p text:style-name="P11">Affichage<text:span text:style-name="T8">:</text:span></text:p>
              <text:p text:style-name="P22">[olivier@oviera TP3]$ ./tp3 </text:p>
              <text:p text:style-name="P12">abc utilisé 1 fois. </text:p>
              <text:p text:style-name="P12">def utilisé 1 fois. </text:p>
              <text:p text:style-name="P12">ghi utilisé 1 fois. </text:p>
              <text:p text:style-name="P12">jkl utilisé 1 fois. </text:p>
              <text:p text:style-name="P12">mno utilisé 1 fois. </text:p>
              <text:p text:style-name="P12">pqr utilisé 1 fois. </text:p>
              <text:p text:style-name="P12">stu utilisé 1 fois. </text:p>
              <text:p text:style-name="P12">vwx utilisé 1 fois. </text:p>
              <text:p text:style-name="P9"><text:span text:style-name="T11">yz utilisé 1 fois.</text:span> </text:p>
            </table:table-cell>
          </table:table-row>
        </table:table>
        <text:p text:style-name="P1"/>
        <text:p text:style-name="P1">Cas 2:<text:tab/>Exécution avec un <text:span text:style-name="T3">fichier vide</text:span><text:span text:style-name="T10">.</text:span></text:p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9"><text:span text:style-name="T7">Contenu du fichier</text:span>: </text:p>
              <text:p text:style-name="P9">rien</text:p>
              <text:p text:style-name="P11">Affichage<text:span text:style-name="T8">:</text:span></text:p>
              <text:p text:style-name="P22">[olivier@oviera TP3]$ ./tp3 </text:p>
              <text:p text:style-name="P12">Fichier invalide </text:p>
            </table:table-cell>
          </table:table-row>
        </table:table>
        <text:p text:style-name="P1"/>
        <text:p text:style-name="P1">Cas 3: Exécution avec un <text:span text:style-name="T3">fichier inexistant</text:span><text:span text:style-name="T10">.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9"><text:span text:style-name="T7">Contenu du fichier</text:span>: </text:p>
              <text:p text:style-name="P9">N/D</text:p>
              <text:p text:style-name="P11">Affichage<text:span text:style-name="T8">:</text:span></text:p>
              <text:p text:style-name="P22">[olivier@oviera TP3]$ ./tp3 </text:p>
              <text:p text:style-name="P12">Fichier invalide </text:p>
            </table:table-cell>
          </table:table-row>
        </table:table>
        <text:p text:style-name="P1"/>
        <text:p text:style-name="P1"/>
        <text:p text:style-name="P1"/>
        <text:p text:style-name="P1">Cas 4:<text:tab/>Éxécution avec un fichier contenant </text:p>
        <text:p text:style-name="P1"><text:span text:style-name="T3">que</text:span> des numéros.</text:p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9"><text:span text:style-name="T7">Contenu du fichier</text:span>: </text:p>
              <text:p text:style-name="P9">2394823984 2984 2398472 93084729 837498 59378935 </text:p>
              <text:p text:style-name="P11">Affichage<text:span text:style-name="T8">:</text:span></text:p>
              <text:p text:style-name="P22">[olivier@oviera TP3]$ ./tp3 </text:p>
              <text:p text:style-name="P12">2394823984 utilisé 1 fois. </text:p>
              <text:p text:style-name="P12">2398472 utilisé 1 fois. </text:p>
              <text:p text:style-name="P12">2984 utilisé 1 fois. </text:p>
              <text:p text:style-name="P12">59378935 utilisé 1 fois. </text:p>
              <text:p text:style-name="P12">837498 utilisé 1 fois. </text:p>
              <text:p text:style-name="P12">93084729 utilisé 1 fois. </text:p>
            </table:table-cell>
          </table:table-row>
        </table:table>
        <text:p text:style-name="P1"/>
        <text:p text:style-name="P1">Cas 5: Éxécution avec un fichier contenant </text:p>
        <text:p text:style-name="P1"><text:span text:style-name="T3"><text:tab/>des chiffres et des lettres</text:span><text:span text:style-name="T10">.</text:span></text:p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9"><text:span text:style-name="T7">Contenu du fichier</text:span>: </text:p>
              <text:p text:style-name="P9">bonjour832 salut82 284bonjour2 43allo889 284bonjour823 9999999allo99 81 </text:p>
              <text:p text:style-name="P11">Affichage<text:span text:style-name="T8">:</text:span></text:p>
              <text:p text:style-name="P12">[olivier@oviera TP3]$ ./a.out </text:p>
              <text:p text:style-name="P12">284bonjour2 utilisé 1 fois.</text:p>
              <text:p text:style-name="P12">284bonjour823 utilisé 1 fois.</text:p>
              <text:p text:style-name="P12">43allo889 utilisé 1 fois.</text:p>
              <text:p text:style-name="P12">81 utilisé 1 fois.</text:p>
              <text:p text:style-name="P12">9999999allo99 utilisé 1 fois.</text:p>
              <text:p text:style-name="P12">bonjour832 utilisé 1 fois.</text:p>
              <text:p text:style-name="P12">salut82 utilisé 1 fois.</text:p>
            </table:table-cell>
          </table:table-row>
        </table:table>
        <text:p text:style-name="P1"/>
        <text:p text:style-name="P1"/>
        <text:p text:style-name="P1"/>
        <text:p text:style-name="P1"/>
        <text:p text:style-name="P1"/>
        <text:p text:style-name="P1"/>
        <text:p text:style-name="P1">Cas 6:<text:tab/>Exécution avec un fichier excédant la <text:tab/></text:p>
        <text:p text:style-name="P1"><text:tab/>longueur maximum.</text:p>
        <table:table table:name="Table3" table:style-name="Table3">
          <table:table-column table:style-name="Table3.A"/>
          <text:soft-page-break/>
          <table:table-row>
            <table:table-cell table:style-name="Table3.A1" office:value-type="string">
              <text:p text:style-name="P9"><text:span text:style-name="T7">Contenu du fichier</text:span>: </text:p>
              <text:p text:style-name="P1">Pour des raisons de propreté, on ne montrera pas le contenu du fichier.</text:p>
              <text:p text:style-name="P11">Affichage<text:span text:style-name="T8">:</text:span></text:p>
              <text:p text:style-name="P22">[olivier@oviera TP3]$ ./tp3 </text:p>
              <text:p text:style-name="P7">Le fichier contient plus 20000 caractères.</text:p>
              <text:p text:style-name="P8">(Contenu selon les 20 000 premiers caractères)</text:p>
            </table:table-cell>
          </table:table-row>
        </table:table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rier" svg:font-family="Courrier"/>
    <style:font-face style:name="Courier" svg:font-family="Courie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ourier New1" svg:font-family="'Courier New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CA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fr" fo:country="CA" style:letter-kerning="true" style:font-name-asian="Bitstream Vera Sans" style:font-size-asian="11pt" style:language-asian="en" style:country-asian="US" style:font-name-complex="Bitstream Vera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top="0.3335in" fo:margin-bottom="0in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top="0.139in" fo:margin-bottom="0in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class="text" style:default-outline-level="3">
      <style:paragraph-properties fo:margin-top="0.139in" fo:margin-bottom="0in" fo:keep-with-next="always"/>
      <style:text-properties fo:color="#4f81bd" style:font-name="Cambria" fo:font-weight="bold" style:font-weight-asian="bold" style:font-weight-complex="bold"/>
    </style:style>
    <style:style style:name="No_20_Spacing" style:display-name="No Spacing" style:family="paragraph">
      <style:paragraph-properties fo:margin-top="0in" fo:margin-bottom="0in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Titre_20_2_20_Car" style:display-name="Titre 2 Car" style:family="tex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Titre_20_3_20_Car" style:display-name="Titre 3 Car" style:family="text">
      <style:text-properties fo:color="#4f81bd" style:font-name="Cambria" fo:font-weight="bold" style:font-weight-asian="bold" style:font-weight-complex="bold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m3" style:family="text"/>
    <style:style style:name="pln3" style:family="text"/>
    <style:style style:name="kwd3" style:family="text"/>
    <style:style style:name="pun3" style:family="text"/>
    <style:style style:name="typ3" style:family="text"/>
    <style:style style:name="lit3" style:family="text"/>
    <style:style style:name="str3" style:family="text"/>
    <style:style style:name="ifclosed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1905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Yves Valiquette</meta:initial-creator>
    <meta:editing-cycles>7</meta:editing-cycles>
    <meta:print-date>2009-02-01T19:19:00</meta:print-date>
    <meta:creation-date>2009-04-14T14:59:00</meta:creation-date>
    <dc:date>2009-04-27T12:38:52</dc:date>
    <meta:editing-duration>PT00H08M58S</meta:editing-duration>
    <meta:generator>OpenOffice.org/3.0$Unix OpenOffice.org_project/300m15$Build-9379</meta:generator>
    <meta:document-statistic meta:table-count="8" meta:image-count="0" meta:object-count="0" meta:page-count="7" meta:paragraph-count="254" meta:word-count="1083" meta:character-count="7715"/>
    <meta:user-defined meta:name="Info 1"/>
    <meta:user-defined meta:name="Info 2"/>
    <meta:user-defined meta:name="Info 3"/>
    <meta:user-defined meta:name="Info 4"/>
  </office:meta>
</office:document-meta>
</file>